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нгел Божий, друг хороший</text:p>
      <text:p text:style-name="P1">Сохрани меня от зла</text:p>
      <text:p text:style-name="P1">Чтоб десница в день погожий</text:p>
      <text:p text:style-name="P1"><text:s/>В Царство Божье привела.</text:p>
      <text:p text:style-name="P1"/>
      <text:p text:style-name="P1">Чтобы мне уже не злится</text:p>
      <text:p text:style-name="P1">Чтобы в сердце тишина<text:line-break/>Дай испить святой водицы<text:line-break/>Здесь до самого до дна.<text:line-break/></text:p>
      <text:p text:style-name="P1">Чтобы мне людей любилось</text:p>
      <text:p text:style-name="P1">Так легко и без затей<text:line-break/>На Руси всегда водилось<text:line-break/>«Ангел, прилетай скорей!»</text:p>
      <text:p text:style-name="P1"/>
      <text:p text:style-name="P1">Ты придешь ко мне-я знаю</text:p>
      <text:p text:style-name="P1">Принесешь спокой душе.</text:p>
      <text:p text:style-name="P1">И пойму-не потеряю </text:p>
      <text:p text:style-name="P1">Царства Божьего уже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2-09-13T09:34:20.30</meta:creation-date>
    <meta:document-statistic meta:table-count="0" meta:image-count="0" meta:object-count="0" meta:page-count="1" meta:paragraph-count="12" meta:word-count="65" meta:character-count="372"/>
    <dc:date>2012-09-13T09:40:30.38</dc:date>
    <dc:creator>Елизавета Чижикова</dc:creator>
    <meta:editing-duration>PT6M15S</meta:editing-duration>
    <meta:editing-cycles>1</meta:editing-cycles>
    <meta:generator>OpenOffice.org/3.3$Win32 OpenOffice.org_project/330m20$Build-9567</meta:generator>
  </office:meta>
</office:document-meta>
</file>